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70000005E682961333.png" manifest:media-type="image/png"/>
  <manifest:file-entry manifest:full-path="Pictures/10000001000004800000058E66C38770.png" manifest:media-type="image/png"/>
  <manifest:file-entry manifest:full-path="Pictures/1000000100000466000005A6730B419A.png" manifest:media-type="image/png"/>
  <manifest:file-entry manifest:full-path="Pictures/100000010000047E000005E82CB3E7E8.png" manifest:media-type="image/png"/>
  <manifest:file-entry manifest:full-path="Pictures/1000000100000476000005EA2A7AE1B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dd14" officeooo:paragraph-rsid="001add14" fo:background-color="#fc0231" style:font-size-asian="16pt" style:font-size-complex="16pt"/>
    </style:style>
    <style:style style:name="P2" style:family="paragraph" style:parent-style-name="Standard">
      <style:text-properties fo:font-size="16pt" officeooo:rsid="001add14" officeooo:paragraph-rsid="001add14" style:font-size-asian="16pt" style:font-size-complex="16pt"/>
    </style:style>
    <style:style style:name="P3" style:family="paragraph" style:parent-style-name="Standard">
      <style:text-properties officeooo:rsid="001add14" officeooo:paragraph-rsid="001ad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ily Toplantıları:</text:p>
      <text:p text:style-name="P1"/>
      <text:p text:style-name="P1"/>
      <text:p text:style-name="P1"><draw:frame draw:style-name="fr1" draw:name="Image2" text:anchor-type="char" svg:x="-0.131cm" svg:y="0.051cm" svg:width="10.435cm" svg:height="13.834cm" draw:z-index="1"><draw:image xlink:href="Pictures/1000000100000476000005EA2A7AE1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1" text:anchor-type="char" svg:x="-0.319cm" svg:y="0.039cm" svg:width="9.476cm" svg:height="12.457cm" draw:z-index="0"><draw:image xlink:href="Pictures/100000010000047E000005E82CB3E7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-0.353cm" svg:y="0.034cm" svg:width="8.805cm" svg:height="11.307cm" draw:z-index="2"><draw:image xlink:href="Pictures/1000000100000466000005A6730B41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-0.347cm" svg:y="0.3cm" svg:width="9.424cm" svg:height="11.631cm" draw:z-index="3"><draw:image xlink:href="Pictures/10000001000004800000058E66C3877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-0.616cm" svg:y="0.034cm" svg:width="8.989cm" svg:height="11.949cm" draw:z-index="4"><draw:image xlink:href="Pictures/1000000100000470000005E6829613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2:49:28.482575000</meta:creation-date>
    <dc:date>2025-07-06T12:59:25.552509000</dc:date>
    <meta:editing-duration>PT9M55S</meta:editing-duration>
    <meta:editing-cycles>6</meta:editing-cycles>
    <meta:generator>LibreOffice/25.2.2.2$MacOSX_X86_64 LibreOffice_project/7370d4be9e3cf6031a51beef54ff3bda878e3fac</meta:generator>
    <meta:document-statistic meta:table-count="0" meta:image-count="5" meta:object-count="0" meta:page-count="4" meta:paragraph-count="1" meta:word-count="2" meta:character-count="19" meta:non-whitespace-character-count="18"/>
  </office:meta>
</office:document-meta>
</file>